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 style:data-style-name="N11">
      <style:text-properties fo:font-size="26pt" style:font-size-asian="26pt" style:font-size-complex="26pt"/>
    </style:style>
    <style:style style:name="ce3" style:family="table-cell" style:parent-style-name="Normal_20_5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527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" style:family="table-cell" style:parent-style-name="Normal_20_5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527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5" style:family="table-cell" style:parent-style-name="Normal_20_5">
      <style:table-cell-properties fo:border-bottom="0.035cm solid #3054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527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6" style:family="table-cell" style:parent-style-name="style1537538714907_20_2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7" style:family="table-cell" style:parent-style-name="style1537538714907_20_2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8" style:family="table-cell" style:parent-style-name="style1537538714907_20_2" style:data-style-name="N108">
      <style:table-cell-properties fo:border-bottom="0.035cm solid #30549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istrito</text:p>
          </table:table-cell>
          <table:table-cell office:value-type="string">
            <text:p>1dosis</text:p>
          </table:table-cell>
          <table:table-cell office:value-type="string">
            <text:p>cobertura1dosis</text:p>
          </table:table-cell>
          <table:table-cell office:value-type="string">
            <text:p>2dosis</text:p>
          </table:table-cell>
          <table:table-cell office:value-type="string">
            <text:p>cobertura2dosis</text:p>
          </table:table-cell>
          <table:table-cell office:value-type="string">
            <text:p>3dosis</text:p>
          </table:table-cell>
          <table:table-cell office:value-type="string">
            <text:p>cobertura3dosis</text:p>
          </table:table-cell>
          <table:table-cell office:value-type="string">
            <text:p>4dosis</text:p>
          </table:table-cell>
          <table:table-cell/>
          <table:table-cell office:value-type="string">
            <text:p>GE1</text:p>
          </table:table-cell>
          <table:table-cell office:value-type="string">
            <text:p>GE2</text:p>
          </table:table-cell>
          <table:table-cell office:value-type="string">
            <text:p>GE3</text:p>
          </table:table-cell>
          <table:table-cell office:value-type="string">
            <text:p>GE4</text:p>
          </table:table-cell>
          <table:table-cell office:value-type="string">
            <text:p>GE5</text:p>
          </table:table-cell>
          <table:table-cell office:value-type="string">
            <text:p>GE6</text:p>
          </table:table-cell>
          <table:table-cell office:value-type="string">
            <text:p>GE7</text:p>
          </table:table-cell>
          <table:table-cell office:value-type="string">
            <text:p>GE8</text:p>
          </table:table-cell>
          <table:table-cell office:value-type="string">
            <text:p>GE9</text:p>
          </table:table-cell>
          <table:table-cell table:number-columns-repeated="1006"/>
        </table:table-row>
        <table:table-row table:style-name="ro1">
          <table:table-cell office:value-type="string">
            <text:p>Magadalena del Mar</text:p>
          </table:table-cell>
          <table:table-cell office:value-type="float" office:value="77808">
            <text:p>77808</text:p>
          </table:table-cell>
          <table:table-cell table:style-name="ce2" office:value-type="percentage" office:value="0.907">
            <text:p>90.70%</text:p>
          </table:table-cell>
          <table:table-cell office:value-type="float" office:value="75778">
            <text:p>75778</text:p>
          </table:table-cell>
          <table:table-cell table:style-name="ce2" office:value-type="percentage" office:value="0.883">
            <text:p>88.30%</text:p>
          </table:table-cell>
          <table:table-cell office:value-type="float" office:value="62209">
            <text:p>62209</text:p>
          </table:table-cell>
          <table:table-cell table:style-name="ce2" office:value-type="percentage" office:value="0.794">
            <text:p>79.40%</text:p>
          </table:table-cell>
          <table:table-cell office:value-type="float" office:value="5793">
            <text:p>5793</text:p>
          </table:table-cell>
          <table:table-cell table:formula="of:=[.H4]+[.F4]+[.D4]+[.B4]" office:value-type="float" office:value="221588">
            <text:p>221588</text:p>
          </table:table-cell>
          <table:table-cell table:formula="of:=SUM([.F22:.F26];[.F28:.F29])" office:value-type="float" office:value="4591">
            <text:p>4591</text:p>
          </table:table-cell>
          <table:table-cell table:formula="of:=SUM([.F30:.F32];[.F34:.F36])" office:value-type="float" office:value="4069">
            <text:p>4069</text:p>
          </table:table-cell>
          <table:table-cell table:formula="of:=SUM([.F37:.F38];[.F40:.F45])" office:value-type="float" office:value="10535">
            <text:p>10535</text:p>
          </table:table-cell>
          <table:table-cell table:formula="of:=[.F52]+[.F58]" office:value-type="float" office:value="9823">
            <text:p>9823</text:p>
          </table:table-cell>
          <table:table-cell table:formula="of:=+[.F64]+[.F70]" office:value-type="float" office:value="9003">
            <text:p>9003</text:p>
          </table:table-cell>
          <table:table-cell table:formula="of:=+[.F76]+[.F82]" office:value-type="float" office:value="7206">
            <text:p>7206</text:p>
          </table:table-cell>
          <table:table-cell table:formula="of:=SUM([.F89];[.F96:.F100])" office:value-type="float" office:value="5957">
            <text:p>5957</text:p>
          </table:table-cell>
          <table:table-cell table:number-columns-repeated="1008"/>
        </table:table-row>
        <table:table-row table:style-name="ro1">
          <table:table-cell office:value-type="string">
            <text:p>Jesús María</text:p>
          </table:table-cell>
          <table:table-cell office:value-type="float" office:value="127065">
            <text:p>127065</text:p>
          </table:table-cell>
          <table:table-cell table:style-name="ce2" office:value-type="percentage" office:value="0.903">
            <text:p>90.30%</text:p>
          </table:table-cell>
          <table:table-cell office:value-type="float" office:value="124385">
            <text:p>124385</text:p>
          </table:table-cell>
          <table:table-cell table:style-name="ce2" office:value-type="percentage" office:value="0.883">
            <text:p>88.30%</text:p>
          </table:table-cell>
          <table:table-cell office:value-type="float" office:value="102612">
            <text:p>102612</text:p>
          </table:table-cell>
          <table:table-cell table:style-name="ce2" office:value-type="percentage" office:value="0.793">
            <text:p>79.30%</text:p>
          </table:table-cell>
          <table:table-cell office:value-type="float" office:value="11288">
            <text:p>11288</text:p>
          </table:table-cell>
          <table:table-cell table:formula="of:=[.H5]+[.F5]+[.D5]+[.B5]" office:value-type="float" office:value="365350">
            <text:p>365350</text:p>
          </table:table-cell>
          <table:table-cell table:number-columns-repeated="1015"/>
        </table:table-row>
        <table:table-row table:style-name="ro1">
          <table:table-cell office:value-type="string">
            <text:p>San Miguel</text:p>
          </table:table-cell>
          <table:table-cell office:value-type="float" office:value="164844">
            <text:p>164844</text:p>
          </table:table-cell>
          <table:table-cell table:style-name="ce2" office:value-type="percentage" office:value="0.949">
            <text:p>94.90%</text:p>
          </table:table-cell>
          <table:table-cell office:value-type="float" office:value="160569">
            <text:p>160569</text:p>
          </table:table-cell>
          <table:table-cell table:style-name="ce2" office:value-type="percentage" office:value="0.924">
            <text:p>92.40%</text:p>
          </table:table-cell>
          <table:table-cell office:value-type="float" office:value="129940">
            <text:p>129940</text:p>
          </table:table-cell>
          <table:table-cell table:style-name="ce2" office:value-type="percentage" office:value="0.821">
            <text:p>82.10%</text:p>
          </table:table-cell>
          <table:table-cell office:value-type="float" office:value="10754">
            <text:p>10754</text:p>
          </table:table-cell>
          <table:table-cell table:formula="of:=[.H6]+[.F6]+[.D6]+[.B6]" office:value-type="float" office:value="466107">
            <text:p>466107</text:p>
          </table:table-cell>
          <table:table-cell table:number-columns-repeated="1015"/>
        </table:table-row>
        <table:table-row table:style-name="ro1">
          <table:table-cell office:value-type="string">
            <text:p>San Isidro</text:p>
          </table:table-cell>
          <table:table-cell office:value-type="float" office:value="71470">
            <text:p>71470</text:p>
          </table:table-cell>
          <table:table-cell table:style-name="ce2" office:value-type="percentage" office:value="0.8">
            <text:p>80.00%</text:p>
          </table:table-cell>
          <table:table-cell office:value-type="float" office:value="69624">
            <text:p>69624</text:p>
          </table:table-cell>
          <table:table-cell table:style-name="ce2" office:value-type="percentage" office:value="0.78">
            <text:p>78.00%</text:p>
          </table:table-cell>
          <table:table-cell office:value-type="float" office:value="64054">
            <text:p>64054</text:p>
          </table:table-cell>
          <table:table-cell table:style-name="ce2" office:value-type="percentage" office:value="0.711">
            <text:p>71.10%</text:p>
          </table:table-cell>
          <table:table-cell office:value-type="float" office:value="6628">
            <text:p>6628</text:p>
          </table:table-cell>
          <table:table-cell table:formula="of:=[.H7]+[.F7]+[.D7]+[.B7]" office:value-type="float" office:value="211776">
            <text:p>211776</text:p>
          </table:table-cell>
          <table:table-cell table:number-columns-repeated="1015"/>
        </table:table-row>
        <table:table-row table:style-name="ro1">
          <table:table-cell office:value-type="string">
            <text:p>Breña</text:p>
          </table:table-cell>
          <table:table-cell office:value-type="float" office:value="121063">
            <text:p>121063</text:p>
          </table:table-cell>
          <table:table-cell table:style-name="ce2" office:value-type="percentage" office:value="0.951">
            <text:p>95.10%</text:p>
          </table:table-cell>
          <table:table-cell office:value-type="float" office:value="117364">
            <text:p>117364</text:p>
          </table:table-cell>
          <table:table-cell table:style-name="ce2" office:value-type="percentage" office:value="0.922">
            <text:p>92.20%</text:p>
          </table:table-cell>
          <table:table-cell office:value-type="float" office:value="91957">
            <text:p>91957</text:p>
          </table:table-cell>
          <table:table-cell table:style-name="ce2" office:value-type="percentage" office:value="0.792">
            <text:p>79.20%</text:p>
          </table:table-cell>
          <table:table-cell office:value-type="float" office:value="7846">
            <text:p>7846</text:p>
          </table:table-cell>
          <table:table-cell table:formula="of:=[.H8]+[.F8]+[.D8]+[.B8]" office:value-type="float" office:value="338230">
            <text:p>33823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ttps://www.minsa.gob.pe/reunis/data/vacunas-covid19.asp</text:p>
          </table:table-cell>
          <table:table-cell table:number-columns-repeated="1023"/>
        </table:table-row>
        <table:table-row table:style-name="ro1">
          <table:table-cell office:value-type="string">
            <text:p>https://www.inei.gob.pe/media/MenuRecursivo/publicaciones_digitales/Est/Lib1583/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>
            <text:p>Menores de 1 año</text:p>
          </table:table-cell>
          <table:table-cell table:style-name="ce6" office:value-type="float" office:value="573">
            <text:p><text:s text:c="2"/>5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1 a 4 años</text:p>
          </table:table-cell>
          <table:table-cell table:style-name="ce6" office:value-type="float" office:value="2516">
            <text:p><text:s/>2 51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 año</text:p>
          </table:table-cell>
          <table:table-cell table:style-name="ce7" office:value-type="float" office:value="606">
            <text:p><text:s text:c="2"/>60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 años</text:p>
          </table:table-cell>
          <table:table-cell table:style-name="ce7" office:value-type="float" office:value="629">
            <text:p><text:s text:c="2"/>62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 años</text:p>
          </table:table-cell>
          <table:table-cell table:style-name="ce7" office:value-type="float" office:value="641">
            <text:p><text:s text:c="2"/>6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 años</text:p>
          </table:table-cell>
          <table:table-cell table:style-name="ce7" office:value-type="float" office:value="640">
            <text:p><text:s text:c="2"/>64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5 a 9 años</text:p>
          </table:table-cell>
          <table:table-cell table:style-name="ce6" office:value-type="float" office:value="3324">
            <text:p><text:s/>3 3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 años</text:p>
          </table:table-cell>
          <table:table-cell table:style-name="ce7" office:value-type="float" office:value="652">
            <text:p><text:s text:c="2"/>6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 años</text:p>
          </table:table-cell>
          <table:table-cell table:style-name="ce7" office:value-type="float" office:value="627">
            <text:p><text:s text:c="2"/>6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 años</text:p>
          </table:table-cell>
          <table:table-cell table:style-name="ce7" office:value-type="float" office:value="725">
            <text:p><text:s text:c="2"/>7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 años</text:p>
          </table:table-cell>
          <table:table-cell table:style-name="ce7" office:value-type="float" office:value="633">
            <text:p><text:s text:c="2"/>6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 años</text:p>
          </table:table-cell>
          <table:table-cell table:style-name="ce7" office:value-type="float" office:value="687">
            <text:p><text:s text:c="2"/>6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10 a 14 años</text:p>
          </table:table-cell>
          <table:table-cell table:style-name="ce6" office:value-type="float" office:value="3195">
            <text:p><text:s/>3 1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0 años</text:p>
          </table:table-cell>
          <table:table-cell table:style-name="ce7" office:value-type="float" office:value="602">
            <text:p><text:s text:c="2"/>6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1 años</text:p>
          </table:table-cell>
          <table:table-cell table:style-name="ce7" office:value-type="float" office:value="665">
            <text:p><text:s text:c="2"/>66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2 años</text:p>
          </table:table-cell>
          <table:table-cell table:style-name="ce7" office:value-type="float" office:value="653">
            <text:p><text:s text:c="2"/>65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3 años</text:p>
          </table:table-cell>
          <table:table-cell table:style-name="ce7" office:value-type="float" office:value="656">
            <text:p><text:s text:c="2"/>6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4 años</text:p>
          </table:table-cell>
          <table:table-cell table:style-name="ce7" office:value-type="float" office:value="619">
            <text:p><text:s text:c="2"/>6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15 a 19 años</text:p>
          </table:table-cell>
          <table:table-cell table:style-name="ce6" office:value-type="float" office:value="3787">
            <text:p><text:s/>3 7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5 años</text:p>
          </table:table-cell>
          <table:table-cell table:style-name="ce7" office:value-type="float" office:value="652">
            <text:p><text:s text:c="2"/>6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6 años</text:p>
          </table:table-cell>
          <table:table-cell table:style-name="ce7" office:value-type="float" office:value="695">
            <text:p><text:s text:c="2"/>6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7 años</text:p>
          </table:table-cell>
          <table:table-cell table:style-name="ce7" office:value-type="float" office:value="794">
            <text:p><text:s text:c="2"/>79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8 años</text:p>
          </table:table-cell>
          <table:table-cell table:style-name="ce7" office:value-type="float" office:value="824">
            <text:p><text:s text:c="2"/>8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19 años</text:p>
          </table:table-cell>
          <table:table-cell table:style-name="ce7" office:value-type="float" office:value="822">
            <text:p><text:s text:c="2"/>8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20 a 24 años</text:p>
          </table:table-cell>
          <table:table-cell table:style-name="ce6" office:value-type="float" office:value="4282">
            <text:p><text:s/>4 28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0 años</text:p>
          </table:table-cell>
          <table:table-cell table:style-name="ce7" office:value-type="float" office:value="818">
            <text:p><text:s text:c="2"/>8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1 años</text:p>
          </table:table-cell>
          <table:table-cell table:style-name="ce7" office:value-type="float" office:value="910">
            <text:p><text:s text:c="2"/>91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2 años</text:p>
          </table:table-cell>
          <table:table-cell table:style-name="ce7" office:value-type="float" office:value="841">
            <text:p><text:s text:c="2"/>8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3 años</text:p>
          </table:table-cell>
          <table:table-cell table:style-name="ce7" office:value-type="float" office:value="853">
            <text:p><text:s text:c="2"/>85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4 años</text:p>
          </table:table-cell>
          <table:table-cell table:style-name="ce7" office:value-type="float" office:value="860">
            <text:p><text:s text:c="2"/>86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25 a 29 años</text:p>
          </table:table-cell>
          <table:table-cell table:style-name="ce6" office:value-type="float" office:value="4607">
            <text:p><text:s/>4 6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5 años</text:p>
          </table:table-cell>
          <table:table-cell table:style-name="ce7" office:value-type="float" office:value="919">
            <text:p><text:s text:c="2"/>9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6 años</text:p>
          </table:table-cell>
          <table:table-cell table:style-name="ce7" office:value-type="float" office:value="849">
            <text:p><text:s text:c="2"/>8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8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7 años</text:p>
          </table:table-cell>
          <table:table-cell table:style-name="ce7" office:value-type="float" office:value="912">
            <text:p><text:s text:c="2"/>9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8 años</text:p>
          </table:table-cell>
          <table:table-cell table:style-name="ce7" office:value-type="float" office:value="949">
            <text:p><text:s text:c="2"/>9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29 años</text:p>
          </table:table-cell>
          <table:table-cell table:style-name="ce7" office:value-type="float" office:value="978">
            <text:p><text:s text:c="2"/>9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30 a 34 años</text:p>
          </table:table-cell>
          <table:table-cell table:style-name="ce6" office:value-type="float" office:value="4763">
            <text:p><text:s/>4 76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0 años</text:p>
          </table:table-cell>
          <table:table-cell table:style-name="ce7" office:value-type="float" office:value="997">
            <text:p><text:s text:c="2"/>99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1 años</text:p>
          </table:table-cell>
          <table:table-cell table:style-name="ce7" office:value-type="float" office:value="906">
            <text:p><text:s text:c="2"/>90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2 años</text:p>
          </table:table-cell>
          <table:table-cell table:style-name="ce7" office:value-type="float" office:value="888">
            <text:p><text:s text:c="2"/>88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3 años</text:p>
          </table:table-cell>
          <table:table-cell table:style-name="ce7" office:value-type="float" office:value="934">
            <text:p><text:s text:c="2"/>93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4 años</text:p>
          </table:table-cell>
          <table:table-cell table:style-name="ce7" office:value-type="float" office:value="1038">
            <text:p><text:s/>1 03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35 a 39 años</text:p>
          </table:table-cell>
          <table:table-cell table:style-name="ce6" office:value-type="float" office:value="5060">
            <text:p><text:s/>5 06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5 años</text:p>
          </table:table-cell>
          <table:table-cell table:style-name="ce7" office:value-type="float" office:value="1009">
            <text:p><text:s/>1 0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6 años</text:p>
          </table:table-cell>
          <table:table-cell table:style-name="ce7" office:value-type="float" office:value="1018">
            <text:p><text:s/>1 0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7 años</text:p>
          </table:table-cell>
          <table:table-cell table:style-name="ce7" office:value-type="float" office:value="1027">
            <text:p><text:s/>1 0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8 años</text:p>
          </table:table-cell>
          <table:table-cell table:style-name="ce7" office:value-type="float" office:value="1005">
            <text:p><text:s/>1 00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39 años</text:p>
          </table:table-cell>
          <table:table-cell table:style-name="ce7" office:value-type="float" office:value="1001">
            <text:p><text:s/>1 0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40 a 44 años</text:p>
          </table:table-cell>
          <table:table-cell table:style-name="ce6" office:value-type="float" office:value="4848">
            <text:p><text:s/>4 8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0 años</text:p>
          </table:table-cell>
          <table:table-cell table:style-name="ce7" office:value-type="float" office:value="1026">
            <text:p><text:s/>1 0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1 años</text:p>
          </table:table-cell>
          <table:table-cell table:style-name="ce7" office:value-type="float" office:value="1063">
            <text:p><text:s/>1 06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2 años</text:p>
          </table:table-cell>
          <table:table-cell table:style-name="ce7" office:value-type="float" office:value="956">
            <text:p><text:s text:c="2"/>9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3 años</text:p>
          </table:table-cell>
          <table:table-cell table:style-name="ce7" office:value-type="float" office:value="915">
            <text:p><text:s text:c="2"/>91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4 años</text:p>
          </table:table-cell>
          <table:table-cell table:style-name="ce7" office:value-type="float" office:value="888">
            <text:p><text:s text:c="2"/>88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45 a 49 años</text:p>
          </table:table-cell>
          <table:table-cell table:style-name="ce6" office:value-type="float" office:value="4155">
            <text:p><text:s/>4 15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5 años</text:p>
          </table:table-cell>
          <table:table-cell table:style-name="ce7" office:value-type="float" office:value="876">
            <text:p><text:s text:c="2"/>8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6 años</text:p>
          </table:table-cell>
          <table:table-cell table:style-name="ce7" office:value-type="float" office:value="871">
            <text:p><text:s text:c="2"/>87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7 años</text:p>
          </table:table-cell>
          <table:table-cell table:style-name="ce7" office:value-type="float" office:value="821">
            <text:p><text:s text:c="2"/>8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8 años</text:p>
          </table:table-cell>
          <table:table-cell table:style-name="ce7" office:value-type="float" office:value="809">
            <text:p><text:s text:c="2"/>8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49 años</text:p>
          </table:table-cell>
          <table:table-cell table:style-name="ce7" office:value-type="float" office:value="778">
            <text:p><text:s text:c="2"/>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50 a 54 años</text:p>
          </table:table-cell>
          <table:table-cell table:style-name="ce6" office:value-type="float" office:value="3638">
            <text:p><text:s/>3 63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0 años</text:p>
          </table:table-cell>
          <table:table-cell table:style-name="ce7" office:value-type="float" office:value="726">
            <text:p><text:s text:c="2"/>7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1 años</text:p>
          </table:table-cell>
          <table:table-cell table:style-name="ce7" office:value-type="float" office:value="706">
            <text:p><text:s text:c="2"/>70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2 años</text:p>
          </table:table-cell>
          <table:table-cell table:style-name="ce7" office:value-type="float" office:value="752">
            <text:p><text:s text:c="2"/>7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3 años</text:p>
          </table:table-cell>
          <table:table-cell table:style-name="ce7" office:value-type="float" office:value="702">
            <text:p><text:s text:c="2"/>7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4 años</text:p>
          </table:table-cell>
          <table:table-cell table:style-name="ce7" office:value-type="float" office:value="752">
            <text:p><text:s text:c="2"/>75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55 a 59 años</text:p>
          </table:table-cell>
          <table:table-cell table:style-name="ce6" office:value-type="float" office:value="3568">
            <text:p><text:s/>3 56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5 años</text:p>
          </table:table-cell>
          <table:table-cell table:style-name="ce7" office:value-type="float" office:value="726">
            <text:p><text:s text:c="2"/>7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6 años</text:p>
          </table:table-cell>
          <table:table-cell table:style-name="ce7" office:value-type="float" office:value="680">
            <text:p><text:s text:c="2"/>6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8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7 años</text:p>
          </table:table-cell>
          <table:table-cell table:style-name="ce7" office:value-type="float" office:value="725">
            <text:p><text:s text:c="2"/>7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8 años</text:p>
          </table:table-cell>
          <table:table-cell table:style-name="ce7" office:value-type="float" office:value="701">
            <text:p><text:s text:c="2"/>7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59 años</text:p>
          </table:table-cell>
          <table:table-cell table:style-name="ce7" office:value-type="float" office:value="736">
            <text:p><text:s text:c="2"/>73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60 a 64 años</text:p>
          </table:table-cell>
          <table:table-cell table:style-name="ce6" office:value-type="float" office:value="3240">
            <text:p><text:s/>3 24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0 años</text:p>
          </table:table-cell>
          <table:table-cell table:style-name="ce7" office:value-type="float" office:value="675">
            <text:p><text:s text:c="2"/>67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1 años</text:p>
          </table:table-cell>
          <table:table-cell table:style-name="ce7" office:value-type="float" office:value="668">
            <text:p><text:s text:c="2"/>66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2 años</text:p>
          </table:table-cell>
          <table:table-cell table:style-name="ce7" office:value-type="float" office:value="628">
            <text:p><text:s text:c="2"/>6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3 años</text:p>
          </table:table-cell>
          <table:table-cell table:style-name="ce7" office:value-type="float" office:value="686">
            <text:p><text:s text:c="2"/>68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4 años</text:p>
          </table:table-cell>
          <table:table-cell table:style-name="ce7" office:value-type="float" office:value="583">
            <text:p><text:s text:c="2"/>58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>
            <text:p>De 65 y más años</text:p>
          </table:table-cell>
          <table:table-cell table:style-name="ce6" office:value-type="float" office:value="8734">
            <text:p><text:s/>8 73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5 años</text:p>
          </table:table-cell>
          <table:table-cell table:style-name="ce7" office:value-type="float" office:value="545">
            <text:p><text:s text:c="2"/>54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6 años</text:p>
          </table:table-cell>
          <table:table-cell table:style-name="ce7" office:value-type="float" office:value="547">
            <text:p><text:s text:c="2"/>54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7 años</text:p>
          </table:table-cell>
          <table:table-cell table:style-name="ce7" office:value-type="float" office:value="557">
            <text:p><text:s text:c="2"/>55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8 años</text:p>
          </table:table-cell>
          <table:table-cell table:style-name="ce7" office:value-type="float" office:value="548">
            <text:p><text:s text:c="2"/>5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69 años</text:p>
          </table:table-cell>
          <table:table-cell table:style-name="ce7" office:value-type="float" office:value="520">
            <text:p><text:s text:c="2"/>52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0 años</text:p>
          </table:table-cell>
          <table:table-cell table:style-name="ce7" office:value-type="float" office:value="496">
            <text:p><text:s text:c="2"/>49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1 años</text:p>
          </table:table-cell>
          <table:table-cell table:style-name="ce7" office:value-type="float" office:value="412">
            <text:p><text:s text:c="2"/>4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2 años</text:p>
          </table:table-cell>
          <table:table-cell table:style-name="ce7" office:value-type="float" office:value="407">
            <text:p><text:s text:c="2"/>4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3 años</text:p>
          </table:table-cell>
          <table:table-cell table:style-name="ce7" office:value-type="float" office:value="381">
            <text:p><text:s text:c="2"/>38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4 años</text:p>
          </table:table-cell>
          <table:table-cell table:style-name="ce7" office:value-type="float" office:value="350">
            <text:p><text:s text:c="2"/>35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5 años</text:p>
          </table:table-cell>
          <table:table-cell table:style-name="ce7" office:value-type="float" office:value="377">
            <text:p><text:s text:c="2"/>37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6 años</text:p>
          </table:table-cell>
          <table:table-cell table:style-name="ce7" office:value-type="float" office:value="306">
            <text:p><text:s text:c="2"/>30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7 años</text:p>
          </table:table-cell>
          <table:table-cell table:style-name="ce7" office:value-type="float" office:value="324">
            <text:p><text:s text:c="2"/>3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8 años</text:p>
          </table:table-cell>
          <table:table-cell table:style-name="ce7" office:value-type="float" office:value="312">
            <text:p><text:s text:c="2"/>3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79 años</text:p>
          </table:table-cell>
          <table:table-cell table:style-name="ce7" office:value-type="float" office:value="286">
            <text:p><text:s text:c="2"/>28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0 años</text:p>
          </table:table-cell>
          <table:table-cell table:style-name="ce7" office:value-type="float" office:value="256">
            <text:p><text:s text:c="2"/>2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1 años</text:p>
          </table:table-cell>
          <table:table-cell table:style-name="ce7" office:value-type="float" office:value="269">
            <text:p><text:s text:c="2"/>2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2 años</text:p>
          </table:table-cell>
          <table:table-cell table:style-name="ce7" office:value-type="float" office:value="229">
            <text:p><text:s text:c="2"/>22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3 años</text:p>
          </table:table-cell>
          <table:table-cell table:style-name="ce7" office:value-type="float" office:value="207">
            <text:p><text:s text:c="2"/>20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4 años</text:p>
          </table:table-cell>
          <table:table-cell table:style-name="ce7" office:value-type="float" office:value="199">
            <text:p><text:s text:c="2"/>19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5 años</text:p>
          </table:table-cell>
          <table:table-cell table:style-name="ce7" office:value-type="float" office:value="176">
            <text:p><text:s text:c="2"/>1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6 años</text:p>
          </table:table-cell>
          <table:table-cell table:style-name="ce7" office:value-type="float" office:value="162">
            <text:p><text:s text:c="2"/>1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7 años</text:p>
          </table:table-cell>
          <table:table-cell table:style-name="ce7" office:value-type="float" office:value="136">
            <text:p><text:s text:c="2"/>13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8 años</text:p>
          </table:table-cell>
          <table:table-cell table:style-name="ce7" office:value-type="float" office:value="127">
            <text:p><text:s text:c="2"/>1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89 años</text:p>
          </table:table-cell>
          <table:table-cell table:style-name="ce7" office:value-type="float" office:value="134">
            <text:p><text:s text:c="2"/>13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8"/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0 años</text:p>
          </table:table-cell>
          <table:table-cell table:style-name="ce7" office:value-type="float" office:value="109">
            <text:p><text:s text:c="2"/>10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1 años</text:p>
          </table:table-cell>
          <table:table-cell table:style-name="ce7" office:value-type="float" office:value="76">
            <text:p><text:s text:c="2"/>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2 años</text:p>
          </table:table-cell>
          <table:table-cell table:style-name="ce7" office:value-type="float" office:value="70">
            <text:p><text:s text:c="2"/>7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3 años</text:p>
          </table:table-cell>
          <table:table-cell table:style-name="ce7" office:value-type="float" office:value="40">
            <text:p><text:s text:c="2"/>4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4 años</text:p>
          </table:table-cell>
          <table:table-cell table:style-name="ce7" office:value-type="float" office:value="49">
            <text:p><text:s text:c="2"/>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5 años</text:p>
          </table:table-cell>
          <table:table-cell table:style-name="ce7" office:value-type="float" office:value="32">
            <text:p><text:s text:c="2"/>3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6 años</text:p>
          </table:table-cell>
          <table:table-cell table:style-name="ce7" office:value-type="float" office:value="27">
            <text:p><text:s text:c="2"/>2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7 años</text:p>
          </table:table-cell>
          <table:table-cell table:style-name="ce7" office:value-type="float" office:value="19">
            <text:p><text:s text:c="2"/>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>
            <text:p>98 y más años</text:p>
          </table:table-cell>
          <table:table-cell table:style-name="ce7" office:value-type="float" office:value="49">
            <text:p><text:s text:c="2"/>49</text:p>
          </table:table-cell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Distrito</text:p>
          </table:table-cell>
          <table:table-cell office:value-type="string">
            <text:p>GrupoEdad</text:p>
          </table:table-cell>
          <table:table-cell office:value-type="string">
            <text:p>Dosis</text:p>
          </table:table-cell>
        </table:table-row>
        <table:table-row table:style-name="ro3">
          <table:table-cell office:value-type="string">
            <text:p>Magdalena del Mar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s" number:country="PE">
      <number:number number:min-integer-digits="1"/>
    </number:number-style>
    <number:number-style style:name="N108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5" style:display-name="Normal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tyle1537538714907_20_2" style:display-name="style153753871490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9/06/2022</text:date>, <text:time>22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7M18S</meta:editing-duration>
    <meta:editing-cycles>10</meta:editing-cycles>
    <meta:generator>OpenOffice/4.1.11$Win32 OpenOffice.org_project/4111m1$Build-9808</meta:generator>
    <dc:date>2022-06-09T22:17:38.72</dc:date>
    <meta:document-statistic meta:table-count="3" meta:cell-count="301" meta:object-count="0"/>
    <meta:user-defined meta:name="Info 1"/>
    <meta:user-defined meta:name="Info 2"/>
    <meta:user-defined meta:name="Info 3"/>
    <meta:user-defined meta:name="Info 4"/>
  </office:meta>
</office:document-meta>
</file>